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fo:line-height="150%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language="en" fo:country="US"/>
    </style:style>
    <style:style style:name="T3" style:family="text">
      <style:text-properties fo:color="#ff0000" fo:language="en" fo:country="US"/>
    </style:style>
    <style:style style:name="T4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cenariusz 2.5</text:span></text:p>
      <text:p text:style-name="P2"/>
      <text:p text:style-name="P1"><text:span text:style-name="T1">Założenia:</text:span></text:p>
      <text:p text:style-name="P1"><text:span text:style-name="T1">Scenariusz ma być przeskokiem między jedną poważną bitwą, a drugą. Nie powinien jednak zaopatrywać gracza w dodatkowe złoto, jednak pozwolić mu na awans jednostek. W następnym scenariuszu przyjdzie nam walczyć z duchami i szkieletami, zatem obecność kuszników na polu walki może odmienić los bitwy. Scenariusz ma pozwolić nam ich pozyskać, poprzez awanse właśnie. Ponadto ma wypełnić lukę fabularną, która występuje w miejscu pokonywania przełęczy przez orków i być dodatkową zachętą do zagrania w poprawioną wersję kampanii.</text:span></text:p>
      <text:p text:style-name="P2"/>
      <text:p text:style-name="P1"><text:span text:style-name="T1">Projekt mapy, balans i przejście scenariusza:</text:span></text:p>
      <text:p text:style-name="P1"><text:span text:style-name="T1">Rozpoczynamy na wschodzie, w małym garnizonie pozwalającym na rekrutację tylko kilku jednostek na turę. Mapę zakrywa całun, a naszym pierwszym zadaniem jest rozpoznanie się w terenie. Cała północ i południe okryte są wysokimi górami i górami nie do przejścia. Musimy iść środkiem mapy — poszarpaną linią wzgórz, lasów i niewielkich pól. Pamiętać trzeba o śniegu. Przy spotkaniu pierwszego ogra następuje dialog i zmiana celów zwycięstwa. Kolejny dialog pojawia się, gdy spotykamy Yeti’ego. Końcowy, gdy go zabijamy (lub oszczędzamy). Spotkania wilków, wargów i nietoperzy nie wywołują dialogu. Rekrutuje je Yeti ze swojego zamku, podobnie jak ogry. Sam zamek naszego przeciwnika powinien znajdować się gdzieś na zachodzie, mógłby być wciśnięty w jakąś kotlinkę, by wymusić na graczu wywabienie go z gniazda bądź dziką szarżę na jego leże. Mapa powinna mieć jakieś 25 heksów szerokości. Mamy tutaj trudny teren, całun i gracza, który ma mały zamek i nie wie, co i w jakiej ilości rekrutować na początku. Poza tym nie ma być to scenariusz w stu procentach bitewny. Ilość wiosek ograniczona do maksymalnie sześciu.</text:span></text:p>
      <text:p text:style-name="P2"/>
      <text:p text:style-name="P1"><text:span text:style-name="T1">Pierwsze Cele misji:</text:span></text:p>
      <text:p text:style-name="P1"><text:span text:style-name="T1">1. Przeszukaj przełęcz.</text:span></text:p>
      <text:p text:style-name="P1"><text:span text:style-name="T1">Porażka:</text:span></text:p>
      <text:p text:style-name="P1"><text:span text:style-name="T1">1. Śmierć Marbusa.</text:span></text:p>
      <text:p text:style-name="P1"><text:span text:style-name="T1">2. Śmierć Kochana.</text:span></text:p>
      <text:p text:style-name="P1"><text:span text:style-name="T1">3. Koniec limitu tur.</text:span></text:p>
      <text:p text:style-name="P2"/>
      <text:p text:style-name="P1"><text:span text:style-name="T1">Drugie Cele misji:</text:span></text:p>
      <text:p text:style-name="P1"><text:soft-page-break/><text:span text:style-name="T1">1. Pokonaj przywódcę wroga.</text:span></text:p>
      <text:p text:style-name="P1"><text:span text:style-name="T1">Porażka:</text:span></text:p>
      <text:p text:style-name="P1"><text:span text:style-name="T1">1. Śmierć Marbusa.</text:span></text:p>
      <text:p text:style-name="P1"><text:span text:style-name="T1">2. Śmierć Kochana.</text:span></text:p>
      <text:p text:style-name="P1"><text:span text:style-name="T1">3. Koniec limitu tur.</text:span></text:p>
      <text:p text:style-name="P2"/>
      <text:p text:style-name="P1"><text:span text:style-name="T1">Spis dialogów:</text:span></text:p>
      <text:p text:style-name="P1"><text:span text:style-name="T1">1. Dialog początkowy.</text:span></text:p>
      <text:p text:style-name="P1"><text:span text:style-name="T1">2. Dialog spotkania pierwszego ogra.</text:span></text:p>
      <text:p text:style-name="P1"><text:span text:style-name="T1">3. Dialog spotkania Yeti’ego.</text:span></text:p>
      <text:p text:style-name="P1"><text:span text:style-name="T1">4. Dialog końcowy, zabicie lub oszczędzenie Yeti’ego.</text:span></text:p>
      <text:p text:style-name="P1"><text:span text:style-name="T1">5. Dialogi śmierci Marbusa i Kochana, koniec limitu tur.</text:span></text:p>
      <text:p text:style-name="P2"/>
      <text:p text:style-name="P1"><text:span text:style-name="T1">Uwagi:</text:span></text:p>
      <text:p text:style-name="P1"><text:span text:style-name="T1">1. Obecność scenariusza wymaga zmian w prologu scenariusza trzeciego.</text:span></text:p>
      <text:p text:style-name="P1"><text:span text:style-name="T1">2. Oszczędzenie Yeti’ego powinno skutkować jego przybyciem na pole walki w scenariuszu trzynastym.</text:span></text:p>
      <text:p text:style-name="P1"><text:span text:style-name="T1">3. Zabicie Yeti’ego powinno skutkować specjalną cechą, która zapewni Marbusowi/jednostce zabijającej Yeti’ego/Marbusowi i jednostce zabijającej Yeti’ego bonus do odporności.</text:span></text:p>
      <text:p text:style-name="P2"/>
      <text:p text:style-name="P2"/>
      <text:p text:style-name="P2"/>
      <text:p text:style-name="P1"><text:span text:style-name="T1">Prolog:</text:span></text:p>
      <text:p text:style-name="Standard"/>
      <text:p text:style-name="Standard">PL (Tutaj jest urwany fragment. W polskiej wersji kampanii, w plikach gry, jest całość. Znajduje się w prologu scenariuszu trzeciego. Trzeba ją stamtąd wyciągnąć i tu wstawić, nim całkowicie zmienimy prolog scenariusza trzeciego.)</text:p>
      <text:p text:style-name="Standard">W orkowych opowieściach co jakiś czas usłyszeć można stare porzekadło: \</text:p>
      <text:p text:style-name="Standard">bój się niczego, co krwawi\</text:p>
      <text:p text:style-name="Standard">przeciwnika, który nie ma w sobie ni krwi, ni uczuć, ni życia. Przywódca</text:p>
      <text:p text:style-name="Standard">klanu musiał więc podjąć decyzję o ucieczce...</text:p>
      <text:p text:style-name="Standard"><text:span text:style-name="T2">EN</text:span></text:p>
      <text:p text:style-name="Standard"><text:span text:style-name="T2">In orcish stories you may often hear an old saying: 'Do not feel fear of</text:span></text:p>
      <text:p text:style-name="Standard"><text:span text:style-name="T2">anything that bleeds'. However Marbus's clan had to face an enemy that </text:span><text:span text:style-name="T3">had</text:span></text:p>
      <text:p text:style-name="Standard"><text:span text:style-name="T3">no blood, neither felling nor life.</text:span><text:span text:style-name="T2"> Thus, the clan's leader had no choice,</text:span></text:p>
      <text:p text:style-name="Standard">but to escape.</text:p>
      <text:p text:style-name="Standard"/>
      <text:p text:style-name="Standard">PL (Zmiana!)</text:p>
      <text:p text:style-name="Standard_20__28_user_29_">Jedyną nadzieją na przetrwanie było powtórne przekroczenie przeklętej od</text:p>
      <text:p text:style-name="Standard_20__28_user_29_"><text:soft-page-break/>Wieków, górskiej ścieżki i dotarcie do byłego domu Klanu Marbusa, Gelu'Aben. Choć</text:p>
      <text:p text:style-name="Standard_20__28_user_29_">starcy, kobiety i dzieci lękali się wyruszenia w drogę, Marbus poprowadził</text:p>
      <text:p text:style-name="Standard_20__28_user_29_">wszystkich żelazną ręką. Wkrótce <text:span text:style-name="T4">orkowie zagłębili się w przełęcz…</text:span></text:p>
      <text:p text:style-name="Standard"><text:span text:style-name="T2">EN</text:span></text:p>
      <text:p text:style-name="Standard"><text:span text:style-name="T2">The only hope for </text:span><text:span text:style-name="T3">survival</text:span><text:span text:style-name="T2"> was </text:span><text:span text:style-name="T3">crossing</text:span><text:span text:style-name="T2"> the long cursed Pass and reaching</text:span></text:p>
      <text:p text:style-name="Standard"><text:span text:style-name="T2">the old home of the clan, Gelu'Aben. Even though the elder</text:span><text:span text:style-name="T3">s</text:span><text:span text:style-name="T2">, women and</text:span></text:p>
      <text:p text:style-name="Standard"><text:span text:style-name="T2">children dreaded the journey, Marbus guided them with iron fist and</text:span></text:p>
      <text:p text:style-name="Standard"><text:span text:style-name="T2">relentlessness. Soon, the whole clan </text:span><text:span text:style-name="T3">was walking</text:span><text:span text:style-name="T2"> into the Pass.</text:span></text:p>
      <text:p text:style-name="P3"/>
      <text:p text:style-name="P2"/>
      <text:p text:style-name="P1"><text:span text:style-name="T1">Dialogi:</text:span></text:p>
      <text:p text:style-name="P1"><text:span text:style-name="T1">1. Dialog początkowy.</text:span></text:p>
      <text:p text:style-name="P1"><text:span text:style-name="T1">Kochan:</text:span></text:p>
      <text:p text:style-name="P1"><text:span text:style-name="T1">Wilki się uspokajają. Nie wiem, czy jesteśmy tu bezpieczni, ale zdaje się, że nieumarli odpuścili sobie pościg za nami.</text:span></text:p>
      <text:p text:style-name="P1"><text:span text:style-name="T1">Marbus:</text:span></text:p>
      <text:p text:style-name="P1"><text:span text:style-name="T1">To prawda. Cieszę się, że nie mamy ich na karku, jednak ciągle przypominam sobie naszą ostatnią podróż przez tę przełęcz. To przeklęte, dzikie miejsce. Nie wiadomo, co tu zastaniemy.</text:span></text:p>
      <text:p text:style-name="P1"><text:span text:style-name="T1">Kochan:</text:span></text:p>
      <text:p text:style-name="P1"><text:span text:style-name="T1">Dobrze będzie wykonać zwiad i wezwać kilku doświadczonych wojowników. Jeśli przyjdzie nam tu walczyć, będziemy musieli wykorzystać ten trudny teren.</text:span></text:p>
      <text:p text:style-name="P2"/>
      <text:p text:style-name="P1"><text:span text:style-name="T1">2. Dialog spotkania pierwszego ogra.</text:span></text:p>
      <text:p text:style-name="P1"><text:span text:style-name="T1">Ogr:</text:span></text:p>
      <text:p text:style-name="P1"><text:span text:style-name="T1">Waaaaarg~! Świeża żywność! Można napełnić nią brzuchy. Biały Bóg będzie zadowolony.</text:span></text:p>
      <text:p text:style-name="P1"><text:span text:style-name="T1">Marbus:</text:span></text:p>
      <text:p text:style-name="P1"><text:span text:style-name="T1">Psia krew! To ogry. Nie sądziłem, że jeszcze kiedyś je spotkam. To jedyna rasa, która odmówiła współpracy z jakąkolwiek potęgą północy. Nawet Sojusz nie ma ich wśród swoich wojsk.</text:span></text:p>
      <text:p text:style-name="P1"><text:span text:style-name="T1">Kochan:</text:span></text:p>
      <text:p text:style-name="P1"><text:span text:style-name="T1">Fakt. Powszechnie uważa się, że wymarły. Bardziej martwi mnie jednak ten „Biały Bóg”, o którym wspomniał. Ogry nie należą do specjalnie religijnych ras. Bylebyśmy nie spotkali tu kogoś groźniejszego od nich.</text:span></text:p>
      <text:p text:style-name="P1"><text:span text:style-name="T1">*Zmiana celów misji.*</text:span></text:p>
      <text:p text:style-name="P2"/>
      <text:p text:style-name="P1"><text:span text:style-name="T1">3. Dialog spotkania Yeti’ego.</text:span></text:p>
      <text:p text:style-name="P1"><text:soft-page-break/><text:span text:style-name="T1">Biały Bóg (Yeti):</text:span></text:p>
      <text:p text:style-name="P1"><text:span text:style-name="T1">WAAAAARGH~~!</text:span></text:p>
      <text:p text:style-name="P1"><text:span text:style-name="T1">Kochan:</text:span></text:p>
      <text:p text:style-name="P1"><text:span text:style-name="T1">Mamy odpowiedź. Jednak trafiliśmy na coś groźniejszego, niż ogry.</text:span></text:p>
      <text:p text:style-name="P1"><text:span text:style-name="T1">Marbus:</text:span></text:p>
      <text:p text:style-name="P1"><text:span text:style-name="T1">Potężne bydle… Nie ma jednak dla nas drogi odwrotu. Może łucznicy i kusznicy zdołaliby podpalić jego sierść. Trzeba wywabić go na trudny dla niego teren, wówczas nasze szanse wzrosną.</text:span></text:p>
      <text:p text:style-name="P2"/>
      <text:p text:style-name="P1"><text:span text:style-name="T1">4a. Dialog końcowy, zabicie Yeti’ego.</text:span></text:p>
      <text:p text:style-name="P1"><text:span text:style-name="T1">Biały Bóg:</text:span></text:p>
      <text:p text:style-name="P1"><text:span text:style-name="T1">Waaaargh…</text:span></text:p>
      <text:p text:style-name="P1"><text:span text:style-name="T1">Kochan:</text:span></text:p>
      <text:p text:style-name="P1"><text:span text:style-name="T1">Udało nam się go powalić. Zdaje się, że nie będzie nam już przeszkadzał. To chyba… Samica. W jej leżu widać młode.</text:span></text:p>
      <text:p text:style-name="P1"><text:span text:style-name="T1">Marbus:</text:span></text:p>
      <text:p text:style-name="P1"><text:span text:style-name="T1">Udało nam się powalić coś tak niebezpiecznego i niespotykanego… Zostaje teraz kwestia tego, co zrobić dalej… Myślę, że…</text:span></text:p>
      <text:p text:style-name="P1"><text:span text:style-name="T1">Opcja 1: Trzeba dobić bestię i obmyć się w jej krwi.</text:span></text:p>
      <text:p text:style-name="P1"><text:span text:style-name="T1">Opcja 2: Trzeba oszczędzić bestię i ruszyć dalej.</text:span></text:p>
      <text:p text:style-name="P1"><text:span text:style-name="T1">Marbus:</text:span></text:p>
      <text:p text:style-name="P1"><text:span text:style-name="T1">Nie możemy ryzykować, że rzuci się za nami w pogoń. Jej młode mogą podrosnąć i zaatakować nas, gdy będziemy wracać przełęczą do domu. Dajcie mi siekierę, sam to zrobię… Krew Yeti’ego czyni ponoć cuda.</text:span></text:p>
      <text:p text:style-name="P1"><text:span text:style-name="T1">*Yeti umiera, Marbus zyskuje cechę „Pogromca Yeti’ego”.*</text:span></text:p>
      <text:p text:style-name="P1"><text:span text:style-name="T1">Logo Wesnoth:</text:span></text:p>
      <text:p text:style-name="P1"><text:span text:style-name="T1">Marbus zyskał cechę „Pogromca Yeti’ego”. Wszystkie jego odporności zwiększyły się o 10%.</text:span></text:p>
      <text:p text:style-name="P1"><text:span text:style-name="T1">*Koniec scenariusza.*</text:span></text:p>
      <text:p text:style-name="P2"/>
      <text:p text:style-name="P1"><text:span text:style-name="T1">4b. Dialog końcowy, oszczędzenie Yeti’ego.</text:span></text:p>
      <text:p text:style-name="P1"><text:span text:style-name="T1">Biały Bóg:</text:span></text:p>
      <text:p text:style-name="P1"><text:span text:style-name="T1">Waaaargh…</text:span></text:p>
      <text:p text:style-name="P1"><text:span text:style-name="T1">Kochan:</text:span></text:p>
      <text:p text:style-name="P1"><text:span text:style-name="T1">Udało nam się go powalić. Zdaje się, że nie będzie nam już przeszkadzał. To chyba… Samica. </text:span><text:soft-page-break/><text:span text:style-name="T1">W jej leżu widać młode.</text:span></text:p>
      <text:p text:style-name="P1"><text:span text:style-name="T1">Marbus:</text:span></text:p>
      <text:p text:style-name="P1"><text:span text:style-name="T1">Udało nam się powalić coś tak niebezpiecznego i niespotykanego… Zostaje teraz kwestia tego, co zrobić dalej… Myślę, że…</text:span></text:p>
      <text:p text:style-name="P1"><text:span text:style-name="T1">Opcja 1: Trzeba dobić bestię i obmyć się w jej krwi.</text:span></text:p>
      <text:p text:style-name="P1"><text:span text:style-name="T1">Opcja 2: Trzeba oszczędzić bestię i ruszyć dalej.</text:span></text:p>
      <text:p text:style-name="P1"><text:span text:style-name="T1">Marbus:</text:span></text:p>
      <text:p text:style-name="P1"><text:span text:style-name="T1">To stworzenie nic nam już nie zrobi. Przełęcz jest zaś zawistna, jeśli zabijemy kogoś bez potrzeby, może spaść na nas przekleństwo, czego wolę uniknąć. Zbierajmy się stąd, póki nieumarli nie ruszyli w nasze ślady.</text:span></text:p>
      <text:p text:style-name="P1"><text:span text:style-name="T1">*Koniec scenariusza.*</text:span></text:p>
      <text:p text:style-name="P2"/>
      <text:p text:style-name="P1"><text:span text:style-name="T1">5. Dialogi śmierci Marbusa i Kochana, koniec limitu tur.</text:span></text:p>
      <text:p text:style-name="P1"><text:span text:style-name="T1">*Standardowe. Jak w poprzednich scenariuszach.*</text:span></text:p>
      <text:p text:style-name="P1"><text:span text:style-name="T1"/></text:p>
      <text:p text:style-name="P2">Opis cechy „Zabójca Yeti’ego”:</text:p>
      <text:p text:style-name="P2">Marbus rozprawił się z Yeti’m zamieszkującym przełęcz Tut’anor i obmył się w jego krwi, co zapewnia mu stały bonus do wszystkich odporności w wysokości 1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tandard_20__28_user_29_" style:display-name="Standard (user)" style:family="paragraph" style:default-outline-level="" style:list-style-name="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 Pezda</meta:initial-creator>
    <dc:creator>Adrian Pezda</dc:creator>
    <meta:editing-cycles>4</meta:editing-cycles>
    <meta:creation-date>2017-11-18T13:39:00</meta:creation-date>
    <dc:date>2017-11-18T16:27:06.23</dc:date>
    <meta:editing-duration>PT1M4S</meta:editing-duration>
    <meta:generator>OpenOffice/4.1.1$Win32 OpenOffice.org_project/411m6$Build-9775</meta:generator>
    <meta:document-statistic meta:table-count="0" meta:image-count="0" meta:object-count="0" meta:page-count="5" meta:paragraph-count="102" meta:word-count="1048" meta:character-count="6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